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0cm" fo:margin-right="-0.005cm" style:width="17.006cm" table:align="margins"/>
    </style:style>
    <style:style style:family="table-column" style:name="Table1.A">
      <style:table-column-properties style:column-width="7.955cm" style:rel-column-width="30656*"/>
    </style:style>
    <style:style style:family="table-column" style:name="Table1.B">
      <style:table-column-properties style:column-width="9.051cm" style:rel-column-width="34879*"/>
    </style:style>
    <style:style style:family="table-cell" style:name="Table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1.B1">
      <style:table-cell-properties fo:border="0.002cm solid #000000" fo:padding="0.097cm"/>
    </style:style>
    <style:style style:family="table-cell" style:name="Table1.A2">
      <style:table-cell-properties fo:border-bottom="0.002cm solid #000000" fo:border-left="0.002cm solid #000000" fo:border-right="none" fo:border-top="none" fo:padding="0.097cm"/>
    </style:style>
    <style:style style:family="table-cell" style:name="Table1.B2">
      <style:table-cell-properties fo:border-bottom="0.002cm solid #000000" fo:border-left="0.002cm solid #000000" fo:border-right="0.002cm solid #000000" fo:border-top="none" fo:padding="0.097cm"/>
    </style:style>
    <style:style style:family="table" style:name="Table2">
      <style:table-properties style:width="17cm" table:align="margins"/>
    </style:style>
    <style:style style:family="table-column" style:name="Table2.A">
      <style:table-column-properties style:column-width="8.5cm" style:rel-column-width="32767*"/>
    </style:style>
    <style:style style:family="table-column" style:name="Table2.B">
      <style:table-column-properties style:column-width="8.5cm" style:rel-column-width="32768*"/>
    </style:style>
    <style:style style:family="table-cell" style:name="Table2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2.B1">
      <style:table-cell-properties fo:border="0.002cm solid #000000" fo:padding="0.097cm"/>
    </style:style>
    <style:style style:family="table-cell" style:name="Table2.A2">
      <style:table-cell-properties fo:border-bottom="0.002cm solid #000000" fo:border-left="0.002cm solid #000000" fo:border-right="none" fo:border-top="none" fo:padding="0.097cm"/>
    </style:style>
    <style:style style:family="table-cell" style:name="Table2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0pt" fo:language="en" style:font-name="Arial" style:font-size-asian="10pt" style:font-size-complex="10pt"/>
    </style:style>
    <style:style style:family="paragraph" style:name="P4" style:parent-style-name="Standard">
      <style:text-properties fo:country="US" fo:language="en"/>
    </style:style>
    <style:style style:family="paragraph" style:name="P5" style:parent-style-name="Standard">
      <style:text-properties fo:country="US" fo:font-size="10pt" fo:language="en" style:font-size-asian="10pt" style:font-size-complex="10pt"/>
    </style:style>
    <style:style style:family="paragraph" style:name="P6" style:parent-style-name="Table_20_Contents">
      <style:text-properties fo:color="#00ae00" fo:country="US" fo:font-size="10pt" fo:language="en" style:font-name="Arial" style:font-size-asian="10pt" style:font-size-complex="10pt"/>
    </style:style>
    <style:style style:family="paragraph" style:name="P7" style:parent-style-name="Table_20_Contents">
      <style:text-properties fo:color="#ff0000" fo:country="US" fo:font-size="10pt" fo:language="en" style:font-name="Arial" style:font-size-asian="10pt" style:font-size-complex="10pt"/>
    </style:style>
    <style:style style:family="paragraph" style:name="P8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paragraph" style:name="P9" style:parent-style-name="Table_20_Contents">
      <style:text-properties fo:country="US" fo:font-size="11pt" fo:language="en" style:font-name="Arial" style:font-size-asian="11pt" style:font-size-complex="11pt"/>
    </style:style>
    <style:style style:family="text" style:name="T1">
      <style:text-properties fo:background-color="#ffff00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1">Test setCell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3 rows and 2 columns. It is used to test setCell<text:span text:style-name="T1">().</text:span> </text:p>
        <text:p text:style-name="P3">Rows 2 and 3 are empty before the test, but are expected to be filled after the test.</text:p>
        <table:table table:name="Table1" table:style-name="Table1">
          <table:table-column table:style-name="Table1.A"/>
          <table:table-column table:style-name="Table1.B"/>
          <table:table-row>
            <table:table-cell office:value-type="string" table:style-name="Table1.A1">
              <text:p text:style-name="P8">Column1</text:p>
            </table:table-cell>
            <table:table-cell office:value-type="string" table:style-name="Table1.B1">
              <text:p text:style-name="P8">Column2</text:p>
            </table:table-cell>
          </table:table-row>
          <table:table-row>
            <table:table-cell office:value-type="string" table:style-name="Table1.A2">
              <text:p text:style-name="P6">This is cell(1,0)</text:p>
            </table:table-cell>
            <table:table-cell office:value-type="string" table:style-name="Table1.B2">
              <text:p text:style-name="P7">This is cell(1,1)</text:p>
            </table:table-cell>
          </table:table-row>
          <table:table-row>
            <table:table-cell office:value-type="string" table:style-name="Table1.A2">
              <text:p text:style-name="P6">This is cell(2,0)</text:p>
            </table:table-cell>
            <table:table-cell office:value-type="string" table:style-name="Table1.B2">
              <text:p text:style-name="P7">This is cell(2,1)</text:p>
            </table:table-cell>
          </table:table-row>
        </table:table>
        <text:p text:style-name="P3"/>
        <text:p text:style-name="P3"/>
        <text:p text:style-name="P3">The following table has two rows, but no heading.</text:p>
        <text:p text:style-name="P3">Initially it is empty, but after the test, it should have text on all cells.</text:p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style-name="Table2.A1">
              <text:p text:style-name="P9">Field1</text:p>
            </table:table-cell>
            <table:table-cell office:value-type="string" table:style-name="Table2.B1">
              <text:p text:style-name="P9">15.000.000,00</text:p>
            </table:table-cell>
          </table:table-row>
          <table:table-row>
            <table:table-cell office:value-type="string" table:style-name="Table2.A2">
              <text:p text:style-name="P9">Field2</text:p>
            </table:table-cell>
            <table:table-cell office:value-type="string" table:style-name="Table2.B2">
              <text:p text:style-name="P9">23000,765</text:p>
            </table:table-cell>
          </table:table-row>
        </table:table>
        <text:p text:style-name="P2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4T16:45:37.90</dc:date>
    <dc:creator>Spyros Nakos</dc:creator>
    <meta:editing-duration>PT04H30M28S</meta:editing-duration>
    <meta:editing-cycles>24</meta:editing-cycles>
    <meta:generator>OpenOffice.org/3.2$Win32 OpenOffice.org_project/320m18$Build-9502</meta:generator>
    <meta:document-statistic meta:table-count="2" meta:image-count="0" meta:object-count="0" meta:page-count="1" meta:paragraph-count="13" meta:word-count="84" meta:character-count="437"/>
  </office:meta>
</office:document-meta>
</file>